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9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2.987cm"/>
    </style:style>
    <style:style style:name="gr4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252cm" svg:y1="1.966cm" svg:x2="8.252cm" svg:y2="9.078cm">
          <text:p/>
        </draw:line>
        <draw:line draw:style-name="gr1" draw:text-style-name="P1" draw:layer="layout" svg:x1="13.239cm" svg:y1="2.124cm" svg:x2="13.239cm" svg:y2="9.236cm">
          <text:p/>
        </draw:line>
        <draw:frame draw:style-name="gr2" draw:text-style-name="P2" draw:layer="layout" svg:width="2.483cm" svg:height="0.645cm" svg:x="7.477cm" svg:y="9.118cm">
          <draw:text-box>
            <text:p><text:span text:style-name="T1">Gateway</text:span></text:p>
          </draw:text-box>
        </draw:frame>
        <draw:frame draw:style-name="gr3" draw:text-style-name="P2" draw:layer="layout" svg:width="3.487cm" svg:height="0.645cm" svg:x="12.049cm" svg:y="9.098cm">
          <draw:text-box>
            <text:p><text:span text:style-name="T1"><text:s/></text:span><text:span text:style-name="T1">Presence sensor </text:span></text:p>
          </draw:text-box>
        </draw:frame>
        <draw:line draw:style-name="gr1" draw:text-style-name="P1" draw:layer="layout" svg:x1="2.778cm" svg:y1="2.016cm" svg:x2="2.778cm" svg:y2="9.128cm">
          <text:p/>
        </draw:line>
        <draw:frame draw:style-name="gr3" draw:text-style-name="P2" draw:layer="layout" svg:width="3.487cm" svg:height="0.645cm" svg:x="1.381cm" svg:y="9.128cm">
          <draw:text-box>
            <text:p><text:span text:style-name="T1"><text:s/></text:span><text:span text:style-name="T1">Motion sensor </text:span></text:p>
          </draw:text-box>
        </draw:frame>
        <draw:line draw:style-name="gr4" draw:text-style-name="P3" draw:layer="layout" svg:x1="13.192cm" svg:y1="3.667cm" svg:x2="8.239cm" svg:y2="4.556cm">
          <text:p/>
        </draw:line>
        <draw:line draw:style-name="gr5" draw:text-style-name="P4" draw:layer="layout" svg:x1="2.778cm" svg:y1="3.921cm" svg:x2="8.239cm" svg:y2="4.683cm">
          <text:p text:style-name="P1"><text:span text:style-name="T2">Motion present</text:span></text:p>
          <text:p text:style-name="P1"><text:span text:style-name="T2"/></text:p>
        </draw:line>
        <draw:line draw:style-name="gr5" draw:text-style-name="P4" draw:layer="layout" svg:x1="2.778cm" svg:y1="6.715cm" svg:x2="8.112cm" svg:y2="7.604cm">
          <text:p text:style-name="P1"><text:span text:style-name="T2">Motion present</text:span></text:p>
          <text:p text:style-name="P1"><text:span text:style-name="T2"/></text:p>
        </draw:line>
        <draw:frame draw:style-name="gr6" draw:text-style-name="P5" draw:layer="layout" svg:width="3.177cm" svg:height="1.115cm" svg:x="13.19cm" svg:y="3.06cm">
          <draw:text-box>
            <text:p><text:span text:style-name="T3">User came with</text:span></text:p>
            <text:p><text:span text:style-name="T3">Key chain</text:span></text:p>
          </draw:text-box>
        </draw:frame>
        <draw:frame draw:style-name="gr6" draw:text-style-name="P5" draw:layer="layout" svg:width="2.052cm" svg:height="1.115cm" svg:x="13.065cm" svg:y="4.838cm">
          <draw:text-box>
            <text:p><text:span text:style-name="T3"><text:s/></text:span><text:span text:style-name="T3">User left</text:span></text:p>
            <text:p><text:span text:style-name="T3"/></text:p>
          </draw:text-box>
        </draw:frame>
        <draw:frame draw:style-name="gr6" draw:text-style-name="P5" draw:layer="layout" svg:width="2.809cm" svg:height="0.683cm" svg:x="6.715cm" svg:y="4.762cm">
          <draw:text-box>
            <text:p><text:span text:style-name="T3">User in home</text:span></text:p>
          </draw:text-box>
        </draw:frame>
        <draw:frame draw:style-name="gr6" draw:text-style-name="P5" draw:layer="layout" svg:width="3.326cm" svg:height="0.683cm" svg:x="5.699cm" svg:y="7.477cm">
          <draw:text-box>
            <text:p text:style-name="P5"><text:span text:style-name="T3">Intruder in ho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raf Ali Shaik</meta:initial-creator>
    <meta:creation-date>2015-04-09T16:32:32</meta:creation-date>
    <dc:date>2015-04-09T16:42:47</dc:date>
    <dc:creator>Ashraf Ali Shaik</dc:creator>
    <meta:editing-duration>PT10M15S</meta:editing-duration>
    <meta:editing-cycles>1</meta:editing-cycles>
    <meta:document-statistic meta:object-count="13"/>
    <meta:generator>OpenOffice/4.1.1$Unix OpenOffice.org_project/411m6$Build-9775</meta:generator>
  </office:meta>
</office:document-meta>
</file>